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officeooo:paragraph-rsid="0009499f"/>
    </style:style>
    <style:style style:name="P2" style:family="paragraph" style:parent-style-name="Standard">
      <style:text-properties style:font-name="Liberation Serif" fo:font-size="14pt" fo:font-weight="bold" officeooo:rsid="001d54ac" officeooo:paragraph-rsid="0009499f" style:font-size-asian="14pt" style:font-weight-asian="bold" style:font-size-complex="14pt" style:font-weight-complex="bold"/>
    </style:style>
    <style:style style:name="P3" style:family="paragraph" style:list-style-name="L1"/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paragraph-rsid="000a404a" style:font-size-asian="14pt" style:font-weight-asian="bold" style:font-size-complex="14pt" style:font-weight-complex="bold"/>
    </style:style>
    <style:style style:name="P7" style:family="paragraph" style:list-style-name="L3"/>
    <style:style style:name="P8" style:family="paragraph" style:list-style-name="L4"/>
    <style:style style:name="P9" style:family="paragraph" style:list-style-name="L5"/>
    <style:style style:name="P10" style:family="paragraph" style:list-style-name="L6"/>
    <style:style style:name="P11" style:family="paragraph" style:parent-style-name="Text_20_body" style:list-style-name="L6">
      <style:text-properties officeooo:paragraph-rsid="000a404a"/>
    </style:style>
    <style:style style:name="P12" style:family="paragraph" style:list-style-name="L7"/>
    <style:style style:name="P13" style:family="paragraph" style:parent-style-name="Text_20_body">
      <style:text-properties officeooo:paragraph-rsid="000949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2d7"/>
    </style:style>
    <style:style style:name="T3" style:family="text">
      <style:text-properties officeooo:rsid="001f4393"/>
    </style:style>
    <style:style style:name="T4" style:family="text">
      <style:text-properties style:font-name="Liberation Serif" officeooo:rsid="001d54ac"/>
    </style:style>
    <style:style style:name="T5" style:family="text">
      <style:text-properties style:font-name="Liberation Serif" officeooo:rsid="0012e2d7"/>
    </style:style>
    <style:style style:name="T6" style:family="text">
      <style:text-properties style:font-name="Liberation Serif" officeooo:rsid="001f4393"/>
    </style:style>
    <style:style style:name="T7" style:family="text">
      <style:text-properties style:font-name="Liberation Serif" officeooo:rsid="000bc6d6"/>
    </style:style>
    <style:style style:name="T8" style:family="text">
      <style:text-properties style:font-name="Liberation Serif" officeooo:rsid="000cca6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line-break/><text:span text:style-name="T1">Learning Journal 3</text:span></text:p>
      <text:p text:style-name="P13"><text:span text:style-name="T4">Student Name: Manish Gautam<text:line-break/>Course: Software Project Management<text:line-break/>Journal URL:</text:span><text:a xlink:type="simple" xlink:href="https://github.com/manish198/SOEN6841/tree/main/journal" text:style-name="Internet_20_link" text:visited-style-name="Visited_20_Internet_20_Link"><text:span text:style-name="T5">https://github.com/manish198/SOEN6841/tree/main/journal</text:span></text:a><text:span text:style-name="T5"><text:line-break/></text:span><text:span text:style-name="T4">Week </text:span><text:span text:style-name="T7">3</text:span><text:span text:style-name="T4">: </text:span><text:span text:style-name="T6">Feb </text:span><text:span text:style-name="T7">4-Feb 10</text:span><text:span text:style-name="T6"><text:line-break/></text:span><text:span text:style-name="T4">Date: Feb </text:span><text:span text:style-name="T8">10</text:span><text:span text:style-name="T4">,2024</text:span></text:p>
      <text:p text:style-name="P2"/>
      <text:p text:style-name="P5">Key Concepts Learned:</text:p>
      <text:list xml:id="list1486047127" text:style-name="L3">
        <text:list-item>
          <text:p text:style-name="Text_20_body">Understanding what constitutes a risk in a project context and how it differs from uncertainties or issues.</text:p>
        </text:list-item>
        <text:list-item>
          <text:p text:style-name="Text_20_body">Identifying various types of risks that can affect a project, such as technical risks, schedule risks, resource risks, and external risks.</text:p>
        </text:list-item>
        <text:list-item>
          <text:p text:style-name="Text_20_body">Recognizing the potential impact of risks on a project, including delays, cost overruns, quality issues, and failure to meet objectives.</text:p>
        </text:list-item>
        <text:list-item>
          <text:p text:style-name="Text_20_body">Exploring strategies for effectively managing project risks, including risk identification, analysis, prioritization, mitigation, and monitoring.</text:p>
        </text:list-item>
        <text:list-item>
          <text:p text:style-name="Text_20_body">Understanding the importance of proactive risk management in mitigating negative impacts and maximizing project success.</text:p>
        </text:list-item>
      </text:list>
      <text:p text:style-name="P5">Reflections on Case Study/Course Work:</text:p>
      <text:list xml:id="list1986345921" text:style-name="L4">
        <text:list-item>
          <text:p text:style-name="Text_20_body">The distinction between risks, uncertainties, and issues became clearer through case studies and course materials, helping to better understand the scope of risks in project management.</text:p>
        </text:list-item>
        <text:list-item>
          <text:p text:style-name="Text_20_body">Learning about various types of project risks broadened my perspective on potential challenges and uncertainties that can arise during project execution.</text:p>
        </text:list-item>
        <text:list-item>
          <text:p text:style-name="Text_20_body">Reflecting on the potential impact of risks highlighted the critical need for proactive risk management to minimize adverse effects and ensure project success.</text:p>
        </text:list-item>
        <text:list-item>
          <text:p text:style-name="Text_20_body">Understanding risk management strategies emphasized the importance of early identification, thorough analysis, and effective mitigation plans to address potential risks and uncertainties.</text:p>
        </text:list-item>
        <text:list-item>
          <text:p text:style-name="Text_20_body">Realizing the dynamic nature of project risks underscored the importance of ongoing risk monitoring and adjustment of mitigation strategies throughout the project lifecycle.</text:p>
        </text:list-item>
      </text:list>
      <text:p text:style-name="P5">Collaborative Learning:</text:p>
      <text:list xml:id="list3881925566" text:style-name="L5">
        <text:list-item>
          <text:p text:style-name="Text_20_body">Collaborating with peers provided valuable insights into different perspectives on project risks and risk management strategies.</text:p>
        </text:list-item>
        <text:list-item>
          <text:p text:style-name="Text_20_body">Group discussions facilitated a deeper understanding of the nuances of risk identification, analysis, and mitigation techniques.</text:p>
        </text:list-item>
        <text:list-item>
          <text:p text:style-name="Text_20_body"><text:soft-page-break/>Engaging with peers allowed for the sharing of practical experiences and examples related to managing project risks in real-world scenarios.</text:p>
        </text:list-item>
        <text:list-item>
          <text:p text:style-name="Text_20_body">Exploring various risk management strategies together helped reinforce the importance of a systematic and proactive approach to risk mitigation.</text:p>
        </text:list-item>
        <text:list-item>
          <text:p text:style-name="Text_20_body">Collaborative learning encouraged critical thinking and problem-solving skills by exploring different strategies for addressing project risks effectively.</text:p>
        </text:list-item>
        <text:list-item>
          <text:p text:style-name="Text_20_body">Peer interactions fostered a supportive learning environment, enabling the exchange of ideas and best practices for managing project risks.</text:p>
        </text:list-item>
      </text:list>
      <text:p text:style-name="P6">Further Research/Readings:</text:p>
      <text:list xml:id="list1088528364" text:style-name="L6">
        <text:list-header>
          <text:p text:style-name="P11">"Effective Risk Management in Software Development Projects" by Robert L. Glass</text:p>
          <text:list>
            <text:list-item>
              <text:p text:style-name="Text_20_body">This article delves into best practices and strategies for effectively managing risks in software development projects, offering practical insights and real-world examples.</text:p>
            </text:list-item>
          </text:list>
          <text:p text:style-name="Text_20_body">"Project Risk Management: A Practical Implementation Approach" by Michael M. Bissonette</text:p>
          <text:list>
            <text:list-item>
              <text:p text:style-name="Text_20_body">This book provides a comprehensive guide to implementing project risk management practices, covering risk identification, assessment, response planning, and monitoring.</text:p>
            </text:list-item>
          </text:list>
          <text:p text:style-name="Text_20_body">"Risk Management in Software Development and Software Engineering Projects" by Stefan Berglund</text:p>
          <text:list>
            <text:list-item>
              <text:p text:style-name="Text_20_body">This research paper explores risk management processes and techniques specifically tailored to software development and engineering projects, offering in-depth analysis and case studies.</text:p>
            </text:list-item>
          </text:list>
        </text:list-header>
      </text:list>
      <text:p text:style-name="P5">Adjustments to Goals:</text:p>
      <text:list xml:id="list3840270386" text:style-name="L7">
        <text:list-item>
          <text:p text:style-name="Text_20_body">Given the expanded understanding of project risks and risk management strategies, the new goal is to deepen knowledge of specific risk management techniques and their application in software development projects.</text:p>
        </text:list-item>
        <text:list-item>
          <text:p text:style-name="Text_20_body">To explore advanced risk management frameworks and methodologies used in major software companies, focusing on industry best practices and emerging trends.</text:p>
        </text:list-item>
        <text:list-item>
          <text:p text:style-name="Text_20_body">To gain insights into the practical implementation of risk management processes in software development projects through case studies and real-world examples.</text:p>
        </text:list-item>
        <text:list-item>
          <text:p text:style-name="Text_20_body">To develop practical skills in identifying, analyzing, and mitigating project risks effectively, enhancing overall project management capabiliti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3:33:03.260699326</meta:creation-date>
    <meta:generator>LibreOffice/7.3.7.2$Linux_X86_64 LibreOffice_project/30$Build-2</meta:generator>
    <dc:date>2024-02-10T13:55:46.737437511</dc:date>
    <meta:editing-duration>PT22M41S</meta:editing-duration>
    <meta:editing-cycles>5</meta:editing-cycles>
    <meta:document-statistic meta:table-count="0" meta:image-count="0" meta:object-count="0" meta:page-count="2" meta:paragraph-count="33" meta:word-count="560" meta:character-count="4138" meta:non-whitespace-character-count="3636"/>
  </office:meta>
</office:document-meta>
</file>